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leAction.configure( Configuration config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">
            <text:p text:style-name="Table_20_Contents">1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LocaleAction.getLocaleAttribute( Map objectModel , String localeAtt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ocaleAction.act( Redirector redirector , SourceResolver resolver , Map objectModel , String source , Parameters param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30">
            <text:p text:style-name="Table_20_Contents">3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